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EntryImpl.getPropertyEntry( Name propName , boolean loadIfNotFou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matches( Name o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getOrAddNodeEntry( Name nodeName , int index , String unique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EntryImpl.getNodeEntries( Name node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EntryImpl.complete( Remove ope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EntryImpl.hasNodeEntry( Name nod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getDeepNodeEntry( Path path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NodeEntryImpl.complete( Operation ope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NodeEntryImpl.createNodeEntry( NodeEntryImpl parent , Name name , String uniqueId , Ent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getDeepPropertyEntry( Path path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NodeEntryImpl.internalAddPropertyEntry( Name propName , boolean notifySpeci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getNodeEntry( Name nodeName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complete( Move ope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NodeEntryImpl.getPropertyEntry( Name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getNodeEntri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EntryImpl.denotes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getChildIndex( NodeEntry cne , boolean wsp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NodeEntryImpl.getWorkspaceI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EntryImpl.matches( Name oldName , int old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EntryImpl.refresh( Event childEvent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NodeEntryImpl.getAllChildEntries( boolean includeAtti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EntryImpl.transientRemov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EntryImpl.containsAtticChild( List siblings , Name childName , int childIndex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EntryImpl.getNod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invalidate( boolean recursi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vertInfo.dispose( boolean persist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EntryImpl.get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EntryImpl.reve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EntryImpl.buildPath( PathBuilder builder , NodeEntryImpl nEntry , boolean wsp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deEntryImpl.setPropertyEntries( Collection propName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EntryImpl.lookupNodeEntry( String uniqueChildId , Name childName , int 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EntryImpl.getNodeEntry( Name nodeName , int index , boolean loadIfNotFoun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deEntryImpl.hasNodeEntry( Name nodeName ,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complete( SetMixin operatio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EntryImpl.doResol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complete( ReorderNodes operation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odeEntryImpl.loadPropertyEntry( PropertyId child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complete( AddProperty operat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NodeEntryImpl.getIndex( boolean wspInd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NodeEntryImpl.lookupPropertyEntry( Name child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EntryImpl.addNewPropertyEntry( Name propName , QPropertyDefinition definition , QValue [ ] values , int property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EntryImpl.isTransientlyMo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getUniqu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vertInfo.Rever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EntryImpl.lookupEntry( ItemId eventId , Path even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EntryImpl.loadNodeEntry( NodeId child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notifyUUIDorMIXINModified( PropertyEntry child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EntryImpl.getOrAddPropertyEntry( Name pro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EntryImpl.lookupDeepEntry( Path workspacePath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NodeEntryImpl.setNodeEntries( Iterator childInf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NodeEntry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createRootEntry( Ent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complete( AddNode operatio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NodeEntryImpl.reload( boolean recursiv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EntryImpl.addNewNodeEntry( Name nodeName , String uniqueID , Name primaryNodeType , QNode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odeEntryImpl.orderBefore( NodeEntry beforeEnt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revert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NodeEntryImpl.getPropertyEntr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EntryImpl.notifyUUIDorMIXINRemoved( Name prop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EntryImpl.getName( boolean wsp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odeEntryImpl.move( Name newName , NodeEntry newParent , boolean transientMov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NodeEntryImpl.remov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createRevertInfo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deEntryImpl.internalRemove( boolean stale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vertInfo.isMov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EntryImpl.internalRemoveChildEntry( HierarchyEntry childEntr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NodeEntryImpl.hasPropertyEntry( Name prop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EntryImpl.buildPath( boolean wspPa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EntryImpl.getCompleteChildNodeEntr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NodeEntryImpl.setUniqueID( String unique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odeEntryImpl.NodeEntryImpl( NodeEntryImpl parent , Name name , String uniqueID , Entry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NodeEntryImpl.internalAddNodeEntry( Name nodeName , String uniqueID ,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